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apCach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FactoryBean.setBeanName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MapCache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MapCacheFactoryBean.setAllowNullValues( boolean allowNull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FactoryBean.setStore( ConcurrentMap &lt; Object , Object &gt;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